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347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3.3153in"/>
    </style:style>
    <style:style style:name="Table1.D" style:family="table-column">
      <style:table-column-properties style:column-width="1.9229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d59" officeooo:paragraph-rsid="001a6d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c57" officeooo:paragraph-rsid="001b4c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1751a0" officeooo:paragraph-rsid="001751a0"/>
    </style:style>
    <style:style style:name="P5" style:family="paragraph" style:parent-style-name="Standard">
      <style:text-properties officeooo:rsid="0018fbb9" officeooo:paragraph-rsid="0018fbb9"/>
    </style:style>
    <style:style style:name="T1" style:family="text">
      <style:text-properties officeooo:rsid="001751a0"/>
    </style:style>
    <style:style style:name="T2" style:family="text">
      <style:text-properties officeooo:rsid="0018fbb9"/>
    </style:style>
    <style:style style:name="T3" style:family="text">
      <style:text-properties officeooo:rsid="001a6d59"/>
    </style:style>
    <style:style style:name="T4" style:family="text">
      <style:text-properties officeooo:rsid="001b4c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unctional Specification for GUI</text:p>
      <text:p text:style-name="Subtitle"><text:span text:style-name="T1">GUI version of </text:span>QTDSP spectrum analyzer</text:p>
      <text:p text:style-name="Standard"/>
      <text:p text:style-name="P4">The sim folder of the QTDSP paper contains a C99 console app to convert an input file of data (in ASCII format at one point per line) to a BMP file.</text:p>
      <text:p text:style-name="P4"/>
      <text:p text:style-name="P4">The GUI version of the application <text:span text:style-name="T2">should use a GPU for processing the FFT. CUDA or OpenCL can be used. CUDA looks easier to use. The app could start without a GPU. It can use FFTW3, which is GPL-licensed. Since the GUI project is going to be open-source, it’s okay to develop under GPL. The GUI should be based on an OpenGL framework.</text:span></text:p>
      <text:p text:style-name="P4"/>
      <text:p text:style-name="P5">The C99 version has its parameters adjustable on the command line. The GUI version uses various controls or menu items to set parameters. A data stream is converted to a 2D image and then to a BMP. The following controls determine the shading of the bitmap, so they should be <text:span text:style-name="T3">the most accessible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Parameter</text:p>
          </table:table-cell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Control Usage</text:p>
          </table:table-cell>
          <table:table-cell table:style-name="Table1.D1" office:value-type="string">
            <text:p text:style-name="P2">Range</text:p>
          </table:table-cell>
        </table:table-row>
        <table:table-row>
          <table:table-cell table:style-name="Table1.A2" office:value-type="string">
            <text:p text:style-name="P2">Auto</text:p>
          </table:table-cell>
          <table:table-cell table:style-name="Table1.A2" office:value-type="string">
            <text:p text:style-name="P2">Button</text:p>
          </table:table-cell>
          <table:table-cell table:style-name="Table1.A2" office:value-type="string">
            <text:p text:style-name="P2">Set fields to best gues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loor</text:p>
          </table:table-cell>
          <table:table-cell table:style-name="Table1.A2" office:value-type="string">
            <text:p text:style-name="P3">Slider</text:p>
          </table:table-cell>
          <table:table-cell table:style-name="Table1.A2" office:value-type="string">
            <text:p text:style-name="P2">Numeric text box, dB level of “cold” color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eiling</text:p>
          </table:table-cell>
          <table:table-cell table:style-name="Table1.A2" office:value-type="string">
            <text:p text:style-name="P3">Slider</text:p>
          </table:table-cell>
          <table:table-cell table:style-name="Table1.A2" office:value-type="string">
            <text:p text:style-name="P2">Numeric text box, dB level of “<text:span text:style-name="T4">hot</text:span>” color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P5"/>
      <text:p text:style-name="Standard"/>
      <text:p text:style-name="Standard">- -b &lt;filename&gt; Set bmp output filename</text:p>
      <text:p text:style-name="Standard">- -i &lt;filename&gt; Set input filename</text:p>
      <text:p text:style-name="Standard">- -m Set new decimation factor, range = 1 to 100</text:p>
      <text:p text:style-name="Standard">- -o Set offset to starting point in file, must be &gt;=0</text:p>
      <text:p text:style-name="Standard">- -N Set new N, must be a power of 2 between 128 and 16384</text:p>
      <text:p text:style-name="Standard">- -r Set new Rmin</text:p>
      <text:p text:style-name="Standard">- -R Set new Rmax</text:p>
      <text:p text:style-name="Standard">- -g Set new gamma, range 0.001 to 1.0</text:p>
      <text:p text:style-name="Standard">- -x Set new X step size, range 4 to N</text:p>
      <text:p text:style-name="Standard">- -f Set floor of heatmap</text:p>
      <text:p text:style-name="Standard">- -c Set ceiling of heatmap</text:p>
      <text:p text:style-name="Standard">- -h Set BMP height to multiple of 4</text:p>
      <text:p text:style-name="Standard">- -w Set BMP width</text:p>
      <text:p text:style-name="Standard">- -v Set verbose mode: dumps extra stuff</text:p>
      <text:p text:style-name="Standard">- -a Enable autowidth</text:p>
      <text:p text:style-name="Standard">- -F Set floor relative to ceiling in dB</text:p>
      <text:p text:style-name="Standard">- -M Set color scheme to monochrome</text:p>
      <text:p text:style-name="Standard">- -z Enable extra filtering (not worki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1T14:08:21.986000000</dc:date>
    <meta:editing-duration>PT5M32S</meta:editing-duration>
    <meta:editing-cycles>2</meta:editing-cycles>
    <meta:generator>LibreOffice/6.1.1.2$Windows_X86_64 LibreOffice_project/5d19a1bfa650b796764388cd8b33a5af1f5baa1b</meta:generator>
    <meta:document-statistic meta:table-count="1" meta:image-count="0" meta:object-count="0" meta:page-count="1" meta:paragraph-count="36" meta:word-count="331" meta:character-count="1647" meta:non-whitespace-character-count="1352"/>
  </office:meta>
</office:document-meta>
</file>